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application/octet-stream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gradient" draw:fill-gradient-name="a39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396" draw:master-page-name="Master1-Layout1-title-Titeldia" presentation:presentation-page-layout-name="Master1-PPL1" draw:id="Slide-256">
        <draw:frame draw:id="id77" presentation:style-name="a400" draw:name="Titel 1" svg:x="1.38in" svg:y="0.83in" svg:width="10.3in" svg:height="4.42in" presentation:class="title" presentation:placeholder="false">
          <draw:text-box>
            <text:p text:style-name="a399" text:class-names="" text:cond-style-name=""><text:span text:style-name="a397" text:class-names="">TiktEm</text:span><text:span text:style-name="a398" text:class-names=""/></text:p>
          </draw:text-box>
          <svg:title/>
          <svg:desc/>
        </draw:frame>
        <draw:frame draw:id="id78" presentation:style-name="a404" draw:name="Ondertitel 2" svg:x="1.38in" svg:y="5.25in" svg:width="10.3in" svg:height="1.85in" presentation:class="subtitle" presentation:placeholder="false">
          <draw:text-box>
            <text:p text:style-name="a403" text:class-names="" text:cond-style-name=""><text:span text:style-name="a401" text:class-names="">Tussentijdse Presentatie</text:span><text:span text:style-name="a402" text:class-names=""/></text:p>
          </draw:text-box>
          <svg:title/>
          <svg:desc/>
        </draw:frame>
      </draw:page>
      <draw:page draw:name="Slide2" draw:style-name="a405" draw:master-page-name="Master1-Layout2-obj-Titel-en-object" presentation:presentation-page-layout-name="Master1-PPL2" draw:id="Slide-257">
        <draw:frame draw:id="id79" presentation:style-name="a410" draw:name="Titel 1" svg:x="1.38in" svg:y="0.4in" svg:width="10.6in" svg:height="1.44965in" presentation:class="title" presentation:placeholder="false">
          <draw:text-box>
            <text:p text:style-name="a409" text:class-names="" text:cond-style-name=""><text:span text:style-name="a406" text:class-names="">I</text:span><text:span text:style-name="a407" text:class-names="">nhoud</text:span><text:span text:style-name="a408" text:class-names=""/></text:p>
          </draw:text-box>
          <svg:title/>
          <svg:desc/>
        </draw:frame>
        <draw:frame draw:id="id80" presentation:style-name="a438" draw:name="Tijdelijke aanduiding voor inhoud 2" svg:x="1.38in" svg:y="2in" svg:width="9.4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1" text:class-names="">Stand</text:span><text:span text:style-name="a412" text:class-names=""><text:s text:c="1"/></text:span><text:span text:style-name="a413" text:class-names="">van</text:span><text:span text:style-name="a414" text:class-names=""><text:s text:c="1"/></text:span><text:span text:style-name="a415" text:class-names="">zaken</text:span></text:p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D</text:span><text:span text:style-name="a419" text:class-names="">emo</text:span></text:p>
              </text:list-item>
            </text:list>
            <text:list text:style-name="a426">
              <text:list-item>
                <text:p text:style-name="a425" text:class-names="" text:cond-style-name=""><text:span text:style-name="a422" text:class-names="">W</text:span><text:span text:style-name="a423" text:class-names="">eek1</text:span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Week2</text:span></text:p>
              </text:list-item>
            </text:list>
            <text:list text:style-name="a437">
              <text:list-item>
                <text:p text:style-name="a436" text:class-names="" text:cond-style-name=""><text:span text:style-name="a430" text:class-names="">Wat nog</text:span><text:span text:style-name="a431" text:class-names=""><text:s text:c="1"/></text:span><text:span text:style-name="a432" text:class-names="">te</text:span><text:span text:style-name="a433" text:class-names=""><text:s text:c="1"/></text:span><text:span text:style-name="a434" text:class-names="">doen</text:span><text:span text:style-name="a435" text:class-names="">.</text:span></text:p>
              </text:list-item>
            </text:list>
          </draw:text-box>
          <svg:title/>
          <svg:desc/>
        </draw:frame>
      </draw:page>
      <draw:page draw:name="Slide3" draw:style-name="a439" draw:master-page-name="Master1-Layout2-obj-Titel-en-object" presentation:presentation-page-layout-name="Master1-PPL2" draw:id="Slide-258">
        <draw:frame draw:id="id81" presentation:style-name="a443" draw:name="Titel 1" svg:x="1.38in" svg:y="0.4in" svg:width="10.6in" svg:height="1.44965in" presentation:class="title" presentation:placeholder="false">
          <draw:text-box>
            <text:p text:style-name="a442" text:class-names="" text:cond-style-name=""><text:span text:style-name="a440" text:class-names="">Stand van zaken</text:span><text:span text:style-name="a441" text:class-names=""/></text:p>
          </draw:text-box>
          <svg:title/>
          <svg:desc/>
        </draw:frame>
        <draw:frame draw:id="id82" presentation:style-name="a444" draw:name="Tijdelijke aanduiding voor inhoud 2" svg:x="1.38in" svg:y="2in" svg:width="9.4in" svg:height="4.75868in" presentation:class="outline" presentation:placeholder="true">
          <draw:text-box/>
          <svg:title/>
          <svg:desc/>
        </draw:frame>
      </draw:page>
      <draw:page draw:name="Slide4" draw:style-name="a445" draw:master-page-name="Master1-Layout2-obj-Titel-en-object" presentation:presentation-page-layout-name="Master1-PPL2" draw:id="Slide-259">
        <draw:frame draw:id="id83" presentation:style-name="a449" draw:name="Titel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Demo</text:span><text:span text:style-name="a447" text:class-names=""/></text:p>
          </draw:text-box>
          <svg:title/>
          <svg:desc/>
        </draw:frame>
        <draw:frame draw:id="id84" presentation:style-name="a450" draw:name="demo" svg:x="8.8835in" svg:y="1.65304in" svg:width="2.29217in" svg:height="5.06681in" style:rel-width="scale" style:rel-height="scale" presentation:class="graphic" presentation:placeholder="false">
          <draw:plugin draw:mime-type="video/mp4" xlink:href="media/media1.mp4" xlink:type="simple" xlink:show="embed" xlink:actuate="onLoad"/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84"/>
                </anim:par>
              </anim:par>
            </anim:par>
          </anim:seq>
          <anim:seq presentation:node-type="interactive-sequence" smil:begin="id84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84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draw:gradient draw:name="a395" draw:style="radial" draw:cx="57%" draw:cy="0%" draw:start-color="#3f3f42" draw:end-color="#66666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>
      <style:graphic-properties draw:fill="solid" draw:fill-color="#353537" draw:opacity="100%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draw:fill="solid" draw:fill-color="#6f6f74" draw:opacity="100%" draw:stroke="none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draw:fill="solid" draw:fill-color="#353537" draw:opacity="100%" draw:stroke="non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0">
      <style:graphic-properties draw:fill="solid" draw:fill-color="#353537" draw:opacity="100%" draw:stroke="non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353537" draw:opacity="100%" draw:stroke="none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draw:fill="solid" draw:fill-color="#353537" draw:opacity="100%" draw:stroke="non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353537" draw:opacity="100%" draw:stroke="none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">
      <style:graphic-properties draw:fill="solid" draw:fill-color="#353537" draw:opacity="100%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Klik om stijl te bewerken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Klikken om de tekststijl van het model te bewerk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Tweed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Vijfd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11/2021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r.›</text:page-number></text:span><text:span text:style-name="a32" text:class-names=""/></text:p>
        </draw:text-box>
        <svg:title/>
        <svg:desc/>
      </draw:frame>
    </style:master-page>
    <style:master-page style:name="Master1-Layout1-title-Titeldia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Klik om stijl te bewerken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Klikken om de ondertitelstijl van het model te bewerken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>1/11/2021</text:date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>‹nr.›</text:page-number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el-en-objec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Klik om stijl te bewerken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Klikken om de tekststijl van het model te bewerke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Tweede niveau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Vijfde niveau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1/11/2021</text:date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r.›</text:page-number></text:span><text:span text:style-name="a89" text:class-names=""/></text:p>
        </draw:text-box>
        <svg:title/>
        <svg:desc/>
      </draw:frame>
    </style:master-page>
    <style:master-page style:name="Master1-Layout3-secHead-Sectiekop" style:page-layout-name="pageLayout1" draw:style-name="a92">
      <draw:custom-shape svg:x="12.35in" svg:y="0in" svg:width="1in" svg:height="7.5in" draw:id="id18" draw:layer="Master1-bg" draw:style-name="a9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Klik om stijl te bewerken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Klikken om de tekststijl van het model te bewerken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1/11/2021</text:date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nr.›</text:page-number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Inhoud-van-twee" style:page-layout-name="pageLayout1" draw:style-name="a115">
      <draw:custom-shape svg:x="12.35in" svg:y="0in" svg:width="1in" svg:height="7.5in" draw:id="id25" draw:layer="Master1-bg" draw:style-name="a11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Klik om stijl te bewerken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Klikken om de tekststijl van het model te bewerken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Tweede niveau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Vijfde niveau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Klikken om de tekststijl van het model te bewerken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Tweede niveau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Vijfde niveau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1/11/2021</text:date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nr.›</text:page-number></text:span><text:span text:style-name="a164" text:class-names=""/></text:p>
        </draw:text-box>
        <svg:title/>
        <svg:desc/>
      </draw:frame>
    </style:master-page>
    <style:master-page style:name="Master1-Layout5-twoTxTwoObj-Vergelijking" style:page-layout-name="pageLayout1" draw:style-name="a167">
      <draw:custom-shape svg:x="12.35in" svg:y="0in" svg:width="1in" svg:height="7.5in" draw:id="id32" draw:layer="Master1-bg" draw:style-name="a1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Klik om stijl te bewerken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ken om de tekststijl van het model te bewerken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Tweede niveau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Vijfde niveau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Klikken om de tekststijl van het model te bewerken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Klikken om de tekststijl van het model te bewerken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Tweede niveau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Vijfde niveau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1/11/2021</text:date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nr.›</text:page-number></text:span><text:span text:style-name="a224" text:class-names=""/></text:p>
        </draw:text-box>
        <svg:title/>
        <svg:desc/>
      </draw:frame>
    </style:master-page>
    <style:master-page style:name="Master1-Layout6-titleOnly-Alleen-titel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Klik om stijl te bewerken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1/11/2021</text:date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nr.›</text:page-number></text:span><text:span text:style-name="a242" text:class-names=""/></text:p>
        </draw:text-box>
        <svg:title/>
        <svg:desc/>
      </draw:frame>
    </style:master-page>
    <style:master-page style:name="Master1-Layout7-blank-Leeg" style:page-layout-name="pageLayout1" draw:style-name="a245">
      <draw:custom-shape svg:x="12.35in" svg:y="0in" svg:width="1in" svg:height="7.5in" draw:id="id46" draw:layer="Master1-bg" draw:style-name="a24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1/11/2021</text:date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nr.›</text:page-number></text:span><text:span text:style-name="a256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9">
      <draw:custom-shape svg:x="12.35in" svg:y="0in" svg:width="1in" svg:height="7.5in" draw:id="id50" draw:layer="Master1-bg" draw:style-name="a26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Klik om stijl te bewerken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Klikken om de tekststijl van het model te bewerken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Tweed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Vijfd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Klikken om de tekststijl van het model te bewerken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1/11/2021</text:date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nr.›</text:page-number></text:span><text:span text:style-name="a29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98">
      <draw:custom-shape svg:x="12.35in" svg:y="0in" svg:width="1in" svg:height="7.5in" draw:id="id57" draw:layer="Master1-bg" draw:style-name="a2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Klik om stijl te bewerken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Klik op het pictogram als u een afbeelding wilt toevoegen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en om de tekststijl van het model te bewerken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1/11/2021</text:date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nr.›</text:page-number></text:span><text:span text:style-name="a322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Klik om stijl te bewerken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Klikken om de tekststijl van het model te bewerk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Tweed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Vijfd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1/11/2021</text:date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nr.›</text:page-number></text:span><text:span text:style-name="a357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Klik om stijl te bewerken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Klikken om de tekststijl van het model te bewerken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Tweede niveau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Vijfde niveau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1/11/2021</text:date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>‹nr.›</text:page-number></text:span><text:span text:style-name="a39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ktEm</dc:title>
    <meta:initial-creator>marijn vantieghem</meta:initial-creator>
    <dc:creator>marijn vantieghem</dc:creator>
    <meta:creation-date>2021-01-11T13:47:38Z</meta:creation-date>
    <dc:date>2021-01-11T14:15:54Z</dc:date>
    <meta:template xlink:href="TM03457515%5b%5bfn=Weergave%5d%5d" xlink:type="simple"/>
    <meta:editing-cycles>2</meta:editing-cycles>
    <meta:editing-duration>PT1696S</meta:editing-duration>
    <meta:document-statistic meta:paragraph-count="10" meta:word-count="19"/>
  </office:meta>
</office:document-meta>
</file>